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_2_2" table:style-name="ta1">
        <table:shapes>
          <draw:frame draw:z-index="0" draw:style-name="gr1" draw:text-style-name="P1" svg:width="143.71mm" svg:height="89.99mm" svg:x="-0.03mm" svg:y="59.96mm">
            <loext:p draw:notify-on-update-of-ranges="Sheet1_2_2.K6:Sheet1_2_2.K6 Sheet1_2_2.K7:Sheet1_2_2.K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5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Xl-x (m)</text:p>
          </table:table-cell>
          <table:table-cell office:value-type="string" calcext:value-type="string">
            <text:p>dist. Edge</text:p>
          </table:table-cell>
          <table:table-cell office:value-type="string" calcext:value-type="string">
            <text:p>(Xl-x) square</text:p>
          </table:table-cell>
          <table:table-cell table:style-name="Default" office:value-type="string" calcext:value-type="string">
            <text:p>I, nomin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AX(0;[.G7]-[.$D$10])" office:value-type="float" office:value="0" calcext:value-type="float">
            <text:p>0</text:p>
          </table:table-cell>
          <table:table-cell table:formula="of:=[.H7]*[.H7]" office:value-type="float" office:value="0" calcext:value-type="float">
            <text:p>0</text:p>
          </table:table-cell>
          <table:table-cell table:formula="of:=[.$D$9]*([.$D$7]-(2*[.$D$6]*[.$D$6]*[.I7]))" office:value-type="float" office:value="255" calcext:value-type="float">
            <text:p>255</text:p>
          </table:table-cell>
          <table:table-cell table:formula="of:=MAX(MIN([.J7];255);0)"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step (m)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table:formula="of:=[.G7]+[.$D$8]" office:value-type="float" office:value="0.001" calcext:value-type="float">
            <text:p>0,001</text:p>
          </table:table-cell>
          <table:table-cell table:formula="of:=MAX(0;[.G8]-[.$D$10])" office:value-type="float" office:value="0" calcext:value-type="float">
            <text:p>0</text:p>
          </table:table-cell>
          <table:table-cell table:formula="of:=[.H8]*[.H8]" office:value-type="float" office:value="0" calcext:value-type="float">
            <text:p>0</text:p>
          </table:table-cell>
          <table:table-cell table:formula="of:=[.$D$9]*([.$D$7]-(2*[.$D$6]*[.$D$6]*[.I8]))" office:value-type="float" office:value="255" calcext:value-type="float">
            <text:p>255</text:p>
          </table:table-cell>
          <table:table-cell table:formula="of:=MAX(MIN([.J8];255);0)"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ax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[.G8]+[.$D$8]" office:value-type="float" office:value="0.002" calcext:value-type="float">
            <text:p>0,002</text:p>
          </table:table-cell>
          <table:table-cell table:formula="of:=MAX(0;[.G9]-[.$D$10])" office:value-type="float" office:value="0" calcext:value-type="float">
            <text:p>0</text:p>
          </table:table-cell>
          <table:table-cell table:formula="of:=[.H9]*[.H9]" office:value-type="float" office:value="0" calcext:value-type="float">
            <text:p>0</text:p>
          </table:table-cell>
          <table:table-cell table:formula="of:=[.$D$9]*([.$D$7]-(2*[.$D$6]*[.$D$6]*[.I9]))" office:value-type="float" office:value="255" calcext:value-type="float">
            <text:p>255</text:p>
          </table:table-cell>
          <table:table-cell table:formula="of:=MAX(MIN([.J9];255);0)"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l radius (m)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  <table:table-cell table:formula="of:=[.G9]+[.$D$8]" office:value-type="float" office:value="0.003" calcext:value-type="float">
            <text:p>0,003</text:p>
          </table:table-cell>
          <table:table-cell table:formula="of:=MAX(0;[.G10]-[.$D$10])" office:value-type="float" office:value="0" calcext:value-type="float">
            <text:p>0</text:p>
          </table:table-cell>
          <table:table-cell table:formula="of:=[.H10]*[.H10]" office:value-type="float" office:value="0" calcext:value-type="float">
            <text:p>0</text:p>
          </table:table-cell>
          <table:table-cell table:formula="of:=[.$D$9]*([.$D$7]-(2*[.$D$6]*[.$D$6]*[.I10]))" office:value-type="float" office:value="255" calcext:value-type="float">
            <text:p>255</text:p>
          </table:table-cell>
          <table:table-cell table:formula="of:=MAX(MIN([.J10];255);0)"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  <table:table-cell table:formula="of:=[.G10]+[.$D$8]" office:value-type="float" office:value="0.004" calcext:value-type="float">
            <text:p>0,004</text:p>
          </table:table-cell>
          <table:table-cell table:formula="of:=MAX(0;[.G11]-[.$D$10])" office:value-type="float" office:value="0" calcext:value-type="float">
            <text:p>0</text:p>
          </table:table-cell>
          <table:table-cell table:formula="of:=[.H11]*[.H11]" office:value-type="float" office:value="0" calcext:value-type="float">
            <text:p>0</text:p>
          </table:table-cell>
          <table:table-cell table:formula="of:=[.$D$9]*([.$D$7]-(2*[.$D$6]*[.$D$6]*[.I11]))" office:value-type="float" office:value="255" calcext:value-type="float">
            <text:p>255</text:p>
          </table:table-cell>
          <table:table-cell table:formula="of:=MAX(MIN([.J11];255);0)"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  <table:table-cell table:formula="of:=[.G11]+[.$D$8]" office:value-type="float" office:value="0.005" calcext:value-type="float">
            <text:p>0,005</text:p>
          </table:table-cell>
          <table:table-cell table:formula="of:=MAX(0;[.G12]-[.$D$10])" office:value-type="float" office:value="0" calcext:value-type="float">
            <text:p>0</text:p>
          </table:table-cell>
          <table:table-cell table:formula="of:=[.H12]*[.H12]" office:value-type="float" office:value="0" calcext:value-type="float">
            <text:p>0</text:p>
          </table:table-cell>
          <table:table-cell table:formula="of:=[.$D$9]*([.$D$7]-(2*[.$D$6]*[.$D$6]*[.I12]))" office:value-type="float" office:value="255" calcext:value-type="float">
            <text:p>255</text:p>
          </table:table-cell>
          <table:table-cell table:formula="of:=MAX(MIN([.J12];255);0)"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  <table:table-cell table:formula="of:=[.G12]+[.$D$8]" office:value-type="float" office:value="0.006" calcext:value-type="float">
            <text:p>0,006</text:p>
          </table:table-cell>
          <table:table-cell table:formula="of:=MAX(0;[.G13]-[.$D$10])" office:value-type="float" office:value="0.001" calcext:value-type="float">
            <text:p>0,001</text:p>
          </table:table-cell>
          <table:table-cell table:formula="of:=[.H13]*[.H13]" office:value-type="float" office:value="0.000001" calcext:value-type="float">
            <text:p>0,000001</text:p>
          </table:table-cell>
          <table:table-cell table:formula="of:=[.$D$9]*([.$D$7]-(2*[.$D$6]*[.$D$6]*[.I13]))" office:value-type="float" office:value="254.75316" calcext:value-type="float">
            <text:p>254,75316</text:p>
          </table:table-cell>
          <table:table-cell table:formula="of:=MAX(MIN([.J13];255);0)" office:value-type="float" office:value="254.75316" calcext:value-type="float">
            <text:p>254,75316</text:p>
          </table:table-cell>
        </table:table-row>
        <table:table-row table:style-name="ro1">
          <table:table-cell table:number-columns-repeated="6"/>
          <table:table-cell table:formula="of:=[.G13]+[.$D$8]" office:value-type="float" office:value="0.007" calcext:value-type="float">
            <text:p>0,007</text:p>
          </table:table-cell>
          <table:table-cell table:formula="of:=MAX(0;[.G14]-[.$D$10])" office:value-type="float" office:value="0.002" calcext:value-type="float">
            <text:p>0,002</text:p>
          </table:table-cell>
          <table:table-cell table:formula="of:=[.H14]*[.H14]" office:value-type="float" office:value="0.000004" calcext:value-type="float">
            <text:p>0,000004</text:p>
          </table:table-cell>
          <table:table-cell table:formula="of:=[.$D$9]*([.$D$7]-(2*[.$D$6]*[.$D$6]*[.I14]))" office:value-type="float" office:value="254.01264" calcext:value-type="float">
            <text:p>254,01264</text:p>
          </table:table-cell>
          <table:table-cell table:formula="of:=MAX(MIN([.J14];255);0)" office:value-type="float" office:value="254.01264" calcext:value-type="float">
            <text:p>254,01264</text:p>
          </table:table-cell>
        </table:table-row>
        <table:table-row table:style-name="ro1">
          <table:table-cell table:number-columns-repeated="6"/>
          <table:table-cell table:formula="of:=[.G14]+[.$D$8]" office:value-type="float" office:value="0.008" calcext:value-type="float">
            <text:p>0,008</text:p>
          </table:table-cell>
          <table:table-cell table:formula="of:=MAX(0;[.G15]-[.$D$10])" office:value-type="float" office:value="0.003" calcext:value-type="float">
            <text:p>0,003</text:p>
          </table:table-cell>
          <table:table-cell table:formula="of:=[.H15]*[.H15]" office:value-type="float" office:value="0.000009" calcext:value-type="float">
            <text:p>0,000009</text:p>
          </table:table-cell>
          <table:table-cell table:formula="of:=[.$D$9]*([.$D$7]-(2*[.$D$6]*[.$D$6]*[.I15]))" office:value-type="float" office:value="252.77844" calcext:value-type="float">
            <text:p>252,77844</text:p>
          </table:table-cell>
          <table:table-cell table:formula="of:=MAX(MIN([.J15];255);0)" office:value-type="float" office:value="252.77844" calcext:value-type="float">
            <text:p>252,77844</text:p>
          </table:table-cell>
        </table:table-row>
        <table:table-row table:style-name="ro1">
          <table:table-cell table:number-columns-repeated="6"/>
          <table:table-cell table:formula="of:=[.G15]+[.$D$8]" office:value-type="float" office:value="0.009" calcext:value-type="float">
            <text:p>0,009</text:p>
          </table:table-cell>
          <table:table-cell table:formula="of:=MAX(0;[.G16]-[.$D$10])" office:value-type="float" office:value="0.004" calcext:value-type="float">
            <text:p>0,004</text:p>
          </table:table-cell>
          <table:table-cell table:formula="of:=[.H16]*[.H16]" office:value-type="float" office:value="0.000016" calcext:value-type="float">
            <text:p>0,000016</text:p>
          </table:table-cell>
          <table:table-cell table:formula="of:=[.$D$9]*([.$D$7]-(2*[.$D$6]*[.$D$6]*[.I16]))" office:value-type="float" office:value="251.05056" calcext:value-type="float">
            <text:p>251,05056</text:p>
          </table:table-cell>
          <table:table-cell table:formula="of:=MAX(MIN([.J16];255);0)" office:value-type="float" office:value="251.05056" calcext:value-type="float">
            <text:p>251,05056</text:p>
          </table:table-cell>
        </table:table-row>
        <table:table-row table:style-name="ro1">
          <table:table-cell table:number-columns-repeated="6"/>
          <table:table-cell table:formula="of:=[.G16]+[.$D$8]" office:value-type="float" office:value="0.01" calcext:value-type="float">
            <text:p>0,01</text:p>
          </table:table-cell>
          <table:table-cell table:formula="of:=MAX(0;[.G17]-[.$D$10])" office:value-type="float" office:value="0.005" calcext:value-type="float">
            <text:p>0,005</text:p>
          </table:table-cell>
          <table:table-cell table:formula="of:=[.H17]*[.H17]" office:value-type="float" office:value="0.000025" calcext:value-type="float">
            <text:p>0,000025</text:p>
          </table:table-cell>
          <table:table-cell table:formula="of:=[.$D$9]*([.$D$7]-(2*[.$D$6]*[.$D$6]*[.I17]))" office:value-type="float" office:value="248.829" calcext:value-type="float">
            <text:p>248,829</text:p>
          </table:table-cell>
          <table:table-cell table:formula="of:=MAX(MIN([.J17];255);0)" office:value-type="float" office:value="248.829" calcext:value-type="float">
            <text:p>248,829</text:p>
          </table:table-cell>
        </table:table-row>
        <table:table-row table:style-name="ro1">
          <table:table-cell table:number-columns-repeated="6"/>
          <table:table-cell table:formula="of:=[.G17]+[.$D$8]" office:value-type="float" office:value="0.011" calcext:value-type="float">
            <text:p>0,011</text:p>
          </table:table-cell>
          <table:table-cell table:formula="of:=MAX(0;[.G18]-[.$D$10])" office:value-type="float" office:value="0.006" calcext:value-type="float">
            <text:p>0,006</text:p>
          </table:table-cell>
          <table:table-cell table:formula="of:=[.H18]*[.H18]" office:value-type="float" office:value="0.000036" calcext:value-type="float">
            <text:p>0,000036</text:p>
          </table:table-cell>
          <table:table-cell table:formula="of:=[.$D$9]*([.$D$7]-(2*[.$D$6]*[.$D$6]*[.I18]))" office:value-type="float" office:value="246.11376" calcext:value-type="float">
            <text:p>246,11376</text:p>
          </table:table-cell>
          <table:table-cell table:formula="of:=MAX(MIN([.J18];255);0)" office:value-type="float" office:value="246.11376" calcext:value-type="float">
            <text:p>246,11376</text:p>
          </table:table-cell>
        </table:table-row>
        <table:table-row table:style-name="ro1">
          <table:table-cell table:number-columns-repeated="6"/>
          <table:table-cell table:formula="of:=[.G18]+[.$D$8]" office:value-type="float" office:value="0.012" calcext:value-type="float">
            <text:p>0,012</text:p>
          </table:table-cell>
          <table:table-cell table:formula="of:=MAX(0;[.G19]-[.$D$10])" office:value-type="float" office:value="0.007" calcext:value-type="float">
            <text:p>0,007</text:p>
          </table:table-cell>
          <table:table-cell table:formula="of:=[.H19]*[.H19]" office:value-type="float" office:value="0.0000490000000000001" calcext:value-type="float">
            <text:p>0,000049</text:p>
          </table:table-cell>
          <table:table-cell table:formula="of:=[.$D$9]*([.$D$7]-(2*[.$D$6]*[.$D$6]*[.I19]))" office:value-type="float" office:value="242.90484" calcext:value-type="float">
            <text:p>242,90484</text:p>
          </table:table-cell>
          <table:table-cell table:formula="of:=MAX(MIN([.J19];255);0)" office:value-type="float" office:value="242.90484" calcext:value-type="float">
            <text:p>242,90484</text:p>
          </table:table-cell>
        </table:table-row>
        <table:table-row table:style-name="ro1">
          <table:table-cell table:number-columns-repeated="6"/>
          <table:table-cell table:formula="of:=[.G19]+[.$D$8]" office:value-type="float" office:value="0.013" calcext:value-type="float">
            <text:p>0,013</text:p>
          </table:table-cell>
          <table:table-cell table:formula="of:=MAX(0;[.G20]-[.$D$10])" office:value-type="float" office:value="0.008" calcext:value-type="float">
            <text:p>0,008</text:p>
          </table:table-cell>
          <table:table-cell table:formula="of:=[.H20]*[.H20]" office:value-type="float" office:value="0.0000640000000000001" calcext:value-type="float">
            <text:p>0,000064</text:p>
          </table:table-cell>
          <table:table-cell table:formula="of:=[.$D$9]*([.$D$7]-(2*[.$D$6]*[.$D$6]*[.I20]))" office:value-type="float" office:value="239.20224" calcext:value-type="float">
            <text:p>239,20224</text:p>
          </table:table-cell>
          <table:table-cell table:formula="of:=MAX(MIN([.J20];255);0)" office:value-type="float" office:value="239.20224" calcext:value-type="float">
            <text:p>239,20224</text:p>
          </table:table-cell>
        </table:table-row>
        <table:table-row table:style-name="ro1">
          <table:table-cell table:number-columns-repeated="6"/>
          <table:table-cell table:formula="of:=[.G20]+[.$D$8]" office:value-type="float" office:value="0.014" calcext:value-type="float">
            <text:p>0,014</text:p>
          </table:table-cell>
          <table:table-cell table:formula="of:=MAX(0;[.G21]-[.$D$10])" office:value-type="float" office:value="0.009" calcext:value-type="float">
            <text:p>0,009</text:p>
          </table:table-cell>
          <table:table-cell table:formula="of:=[.H21]*[.H21]" office:value-type="float" office:value="0.0000810000000000001" calcext:value-type="float">
            <text:p>0,000081</text:p>
          </table:table-cell>
          <table:table-cell table:formula="of:=[.$D$9]*([.$D$7]-(2*[.$D$6]*[.$D$6]*[.I21]))" office:value-type="float" office:value="235.00596" calcext:value-type="float">
            <text:p>235,00596</text:p>
          </table:table-cell>
          <table:table-cell table:formula="of:=MAX(MIN([.J21];255);0)" office:value-type="float" office:value="235.00596" calcext:value-type="float">
            <text:p>235,00596</text:p>
          </table:table-cell>
        </table:table-row>
        <table:table-row table:style-name="ro1">
          <table:table-cell table:number-columns-repeated="6"/>
          <table:table-cell table:formula="of:=[.G21]+[.$D$8]" office:value-type="float" office:value="0.015" calcext:value-type="float">
            <text:p>0,015</text:p>
          </table:table-cell>
          <table:table-cell table:formula="of:=MAX(0;[.G22]-[.$D$10])" office:value-type="float" office:value="0.01" calcext:value-type="float">
            <text:p>0,01</text:p>
          </table:table-cell>
          <table:table-cell table:formula="of:=[.H22]*[.H22]" office:value-type="float" office:value="0.0001" calcext:value-type="float">
            <text:p>0,0001</text:p>
          </table:table-cell>
          <table:table-cell table:formula="of:=[.$D$9]*([.$D$7]-(2*[.$D$6]*[.$D$6]*[.I22]))" office:value-type="float" office:value="230.316" calcext:value-type="float">
            <text:p>230,316</text:p>
          </table:table-cell>
          <table:table-cell table:formula="of:=MAX(MIN([.J22];255);0)" office:value-type="float" office:value="230.316" calcext:value-type="float">
            <text:p>230,316</text:p>
          </table:table-cell>
        </table:table-row>
        <table:table-row table:style-name="ro1">
          <table:table-cell table:number-columns-repeated="6"/>
          <table:table-cell table:formula="of:=[.G22]+[.$D$8]" office:value-type="float" office:value="0.016" calcext:value-type="float">
            <text:p>0,016</text:p>
          </table:table-cell>
          <table:table-cell table:formula="of:=MAX(0;[.G23]-[.$D$10])" office:value-type="float" office:value="0.011" calcext:value-type="float">
            <text:p>0,011</text:p>
          </table:table-cell>
          <table:table-cell table:formula="of:=[.H23]*[.H23]" office:value-type="float" office:value="0.000121" calcext:value-type="float">
            <text:p>0,000121</text:p>
          </table:table-cell>
          <table:table-cell table:formula="of:=[.$D$9]*([.$D$7]-(2*[.$D$6]*[.$D$6]*[.I23]))" office:value-type="float" office:value="225.13236" calcext:value-type="float">
            <text:p>225,13236</text:p>
          </table:table-cell>
          <table:table-cell table:formula="of:=MAX(MIN([.J23];255);0)" office:value-type="float" office:value="225.13236" calcext:value-type="float">
            <text:p>225,13236</text:p>
          </table:table-cell>
        </table:table-row>
        <table:table-row table:style-name="ro1">
          <table:table-cell table:number-columns-repeated="6"/>
          <table:table-cell table:formula="of:=[.G23]+[.$D$8]" office:value-type="float" office:value="0.017" calcext:value-type="float">
            <text:p>0,017</text:p>
          </table:table-cell>
          <table:table-cell table:formula="of:=MAX(0;[.G24]-[.$D$10])" office:value-type="float" office:value="0.012" calcext:value-type="float">
            <text:p>0,012</text:p>
          </table:table-cell>
          <table:table-cell table:formula="of:=[.H24]*[.H24]" office:value-type="float" office:value="0.000144" calcext:value-type="float">
            <text:p>0,000144</text:p>
          </table:table-cell>
          <table:table-cell table:formula="of:=[.$D$9]*([.$D$7]-(2*[.$D$6]*[.$D$6]*[.I24]))" office:value-type="float" office:value="219.45504" calcext:value-type="float">
            <text:p>219,45504</text:p>
          </table:table-cell>
          <table:table-cell table:formula="of:=MAX(MIN([.J24];255);0)" office:value-type="float" office:value="219.45504" calcext:value-type="float">
            <text:p>219,45504</text:p>
          </table:table-cell>
        </table:table-row>
        <table:table-row table:style-name="ro1">
          <table:table-cell table:number-columns-repeated="6"/>
          <table:table-cell table:formula="of:=[.G24]+[.$D$8]" office:value-type="float" office:value="0.018" calcext:value-type="float">
            <text:p>0,018</text:p>
          </table:table-cell>
          <table:table-cell table:formula="of:=MAX(0;[.G25]-[.$D$10])" office:value-type="float" office:value="0.013" calcext:value-type="float">
            <text:p>0,013</text:p>
          </table:table-cell>
          <table:table-cell table:formula="of:=[.H25]*[.H25]" office:value-type="float" office:value="0.000169" calcext:value-type="float">
            <text:p>0,000169</text:p>
          </table:table-cell>
          <table:table-cell table:formula="of:=[.$D$9]*([.$D$7]-(2*[.$D$6]*[.$D$6]*[.I25]))" office:value-type="float" office:value="213.28404" calcext:value-type="float">
            <text:p>213,28404</text:p>
          </table:table-cell>
          <table:table-cell table:formula="of:=MAX(MIN([.J25];255);0)" office:value-type="float" office:value="213.28404" calcext:value-type="float">
            <text:p>213,28404</text:p>
          </table:table-cell>
        </table:table-row>
        <table:table-row table:style-name="ro1">
          <table:table-cell table:number-columns-repeated="6"/>
          <table:table-cell table:formula="of:=[.G25]+[.$D$8]" office:value-type="float" office:value="0.019" calcext:value-type="float">
            <text:p>0,019</text:p>
          </table:table-cell>
          <table:table-cell table:formula="of:=MAX(0;[.G26]-[.$D$10])" office:value-type="float" office:value="0.014" calcext:value-type="float">
            <text:p>0,014</text:p>
          </table:table-cell>
          <table:table-cell table:formula="of:=[.H26]*[.H26]" office:value-type="float" office:value="0.000196" calcext:value-type="float">
            <text:p>0,000196</text:p>
          </table:table-cell>
          <table:table-cell table:formula="of:=[.$D$9]*([.$D$7]-(2*[.$D$6]*[.$D$6]*[.I26]))" office:value-type="float" office:value="206.61936" calcext:value-type="float">
            <text:p>206,61936</text:p>
          </table:table-cell>
          <table:table-cell table:formula="of:=MAX(MIN([.J26];255);0)" office:value-type="float" office:value="206.61936" calcext:value-type="float">
            <text:p>206,61936</text:p>
          </table:table-cell>
        </table:table-row>
        <table:table-row table:style-name="ro1">
          <table:table-cell table:number-columns-repeated="6"/>
          <table:table-cell table:formula="of:=[.G26]+[.$D$8]" office:value-type="float" office:value="0.02" calcext:value-type="float">
            <text:p>0,02</text:p>
          </table:table-cell>
          <table:table-cell table:formula="of:=MAX(0;[.G27]-[.$D$10])" office:value-type="float" office:value="0.015" calcext:value-type="float">
            <text:p>0,015</text:p>
          </table:table-cell>
          <table:table-cell table:formula="of:=[.H27]*[.H27]" office:value-type="float" office:value="0.000225" calcext:value-type="float">
            <text:p>0,000225</text:p>
          </table:table-cell>
          <table:table-cell table:formula="of:=[.$D$9]*([.$D$7]-(2*[.$D$6]*[.$D$6]*[.I27]))" office:value-type="float" office:value="199.461" calcext:value-type="float">
            <text:p>199,461</text:p>
          </table:table-cell>
          <table:table-cell table:formula="of:=MAX(MIN([.J27];255);0)" office:value-type="float" office:value="199.461" calcext:value-type="float">
            <text:p>199,461</text:p>
          </table:table-cell>
        </table:table-row>
        <table:table-row table:style-name="ro1">
          <table:table-cell table:number-columns-repeated="6"/>
          <table:table-cell table:formula="of:=[.G27]+[.$D$8]" office:value-type="float" office:value="0.021" calcext:value-type="float">
            <text:p>0,021</text:p>
          </table:table-cell>
          <table:table-cell table:formula="of:=MAX(0;[.G28]-[.$D$10])" office:value-type="float" office:value="0.016" calcext:value-type="float">
            <text:p>0,016</text:p>
          </table:table-cell>
          <table:table-cell table:formula="of:=[.H28]*[.H28]" office:value-type="float" office:value="0.000256" calcext:value-type="float">
            <text:p>0,000256</text:p>
          </table:table-cell>
          <table:table-cell table:formula="of:=[.$D$9]*([.$D$7]-(2*[.$D$6]*[.$D$6]*[.I28]))" office:value-type="float" office:value="191.80896" calcext:value-type="float">
            <text:p>191,80896</text:p>
          </table:table-cell>
          <table:table-cell table:formula="of:=MAX(MIN([.J28];255);0)" office:value-type="float" office:value="191.80896" calcext:value-type="float">
            <text:p>191,80896</text:p>
          </table:table-cell>
        </table:table-row>
        <table:table-row table:style-name="ro1">
          <table:table-cell table:number-columns-repeated="6"/>
          <table:table-cell table:formula="of:=[.G28]+[.$D$8]" office:value-type="float" office:value="0.022" calcext:value-type="float">
            <text:p>0,022</text:p>
          </table:table-cell>
          <table:table-cell table:formula="of:=MAX(0;[.G29]-[.$D$10])" office:value-type="float" office:value="0.017" calcext:value-type="float">
            <text:p>0,017</text:p>
          </table:table-cell>
          <table:table-cell table:formula="of:=[.H29]*[.H29]" office:value-type="float" office:value="0.000289" calcext:value-type="float">
            <text:p>0,000289</text:p>
          </table:table-cell>
          <table:table-cell table:formula="of:=[.$D$9]*([.$D$7]-(2*[.$D$6]*[.$D$6]*[.I29]))" office:value-type="float" office:value="183.66324" calcext:value-type="float">
            <text:p>183,66324</text:p>
          </table:table-cell>
          <table:table-cell table:formula="of:=MAX(MIN([.J29];255);0)" office:value-type="float" office:value="183.66324" calcext:value-type="float">
            <text:p>183,66324</text:p>
          </table:table-cell>
        </table:table-row>
        <table:table-row table:style-name="ro1">
          <table:table-cell table:number-columns-repeated="6"/>
          <table:table-cell table:formula="of:=[.G29]+[.$D$8]" office:value-type="float" office:value="0.023" calcext:value-type="float">
            <text:p>0,023</text:p>
          </table:table-cell>
          <table:table-cell table:formula="of:=MAX(0;[.G30]-[.$D$10])" office:value-type="float" office:value="0.018" calcext:value-type="float">
            <text:p>0,018</text:p>
          </table:table-cell>
          <table:table-cell table:formula="of:=[.H30]*[.H30]" office:value-type="float" office:value="0.000324" calcext:value-type="float">
            <text:p>0,000324</text:p>
          </table:table-cell>
          <table:table-cell table:formula="of:=[.$D$9]*([.$D$7]-(2*[.$D$6]*[.$D$6]*[.I30]))" office:value-type="float" office:value="175.02384" calcext:value-type="float">
            <text:p>175,02384</text:p>
          </table:table-cell>
          <table:table-cell table:formula="of:=MAX(MIN([.J30];255);0)" office:value-type="float" office:value="175.02384" calcext:value-type="float">
            <text:p>175,02384</text:p>
          </table:table-cell>
        </table:table-row>
        <table:table-row table:style-name="ro1">
          <table:table-cell table:number-columns-repeated="6"/>
          <table:table-cell table:formula="of:=[.G30]+[.$D$8]" office:value-type="float" office:value="0.024" calcext:value-type="float">
            <text:p>0,024</text:p>
          </table:table-cell>
          <table:table-cell table:formula="of:=MAX(0;[.G31]-[.$D$10])" office:value-type="float" office:value="0.019" calcext:value-type="float">
            <text:p>0,019</text:p>
          </table:table-cell>
          <table:table-cell table:formula="of:=[.H31]*[.H31]" office:value-type="float" office:value="0.000361000000000001" calcext:value-type="float">
            <text:p>0,000361</text:p>
          </table:table-cell>
          <table:table-cell table:formula="of:=[.$D$9]*([.$D$7]-(2*[.$D$6]*[.$D$6]*[.I31]))" office:value-type="float" office:value="165.89076" calcext:value-type="float">
            <text:p>165,89076</text:p>
          </table:table-cell>
          <table:table-cell table:formula="of:=MAX(MIN([.J31];255);0)" office:value-type="float" office:value="165.89076" calcext:value-type="float">
            <text:p>165,89076</text:p>
          </table:table-cell>
        </table:table-row>
        <table:table-row table:style-name="ro1">
          <table:table-cell table:number-columns-repeated="6"/>
          <table:table-cell table:formula="of:=[.G31]+[.$D$8]" office:value-type="float" office:value="0.025" calcext:value-type="float">
            <text:p>0,025</text:p>
          </table:table-cell>
          <table:table-cell table:formula="of:=MAX(0;[.G32]-[.$D$10])" office:value-type="float" office:value="0.02" calcext:value-type="float">
            <text:p>0,02</text:p>
          </table:table-cell>
          <table:table-cell table:formula="of:=[.H32]*[.H32]" office:value-type="float" office:value="0.000400000000000001" calcext:value-type="float">
            <text:p>0,0004</text:p>
          </table:table-cell>
          <table:table-cell table:formula="of:=[.$D$9]*([.$D$7]-(2*[.$D$6]*[.$D$6]*[.I32]))" office:value-type="float" office:value="156.264" calcext:value-type="float">
            <text:p>156,264</text:p>
          </table:table-cell>
          <table:table-cell table:formula="of:=MAX(MIN([.J32];255);0)" office:value-type="float" office:value="156.264" calcext:value-type="float">
            <text:p>156,264</text:p>
          </table:table-cell>
        </table:table-row>
        <table:table-row table:style-name="ro1">
          <table:table-cell table:number-columns-repeated="6"/>
          <table:table-cell table:formula="of:=[.G32]+[.$D$8]" office:value-type="float" office:value="0.026" calcext:value-type="float">
            <text:p>0,026</text:p>
          </table:table-cell>
          <table:table-cell table:formula="of:=MAX(0;[.G33]-[.$D$10])" office:value-type="float" office:value="0.021" calcext:value-type="float">
            <text:p>0,021</text:p>
          </table:table-cell>
          <table:table-cell table:formula="of:=[.H33]*[.H33]" office:value-type="float" office:value="0.000441000000000001" calcext:value-type="float">
            <text:p>0,000441</text:p>
          </table:table-cell>
          <table:table-cell table:formula="of:=[.$D$9]*([.$D$7]-(2*[.$D$6]*[.$D$6]*[.I33]))" office:value-type="float" office:value="146.14356" calcext:value-type="float">
            <text:p>146,14356</text:p>
          </table:table-cell>
          <table:table-cell table:formula="of:=MAX(MIN([.J33];255);0)" office:value-type="float" office:value="146.14356" calcext:value-type="float">
            <text:p>146,14356</text:p>
          </table:table-cell>
        </table:table-row>
        <table:table-row table:style-name="ro1">
          <table:table-cell table:number-columns-repeated="6"/>
          <table:table-cell table:formula="of:=[.G33]+[.$D$8]" office:value-type="float" office:value="0.027" calcext:value-type="float">
            <text:p>0,027</text:p>
          </table:table-cell>
          <table:table-cell table:formula="of:=MAX(0;[.G34]-[.$D$10])" office:value-type="float" office:value="0.022" calcext:value-type="float">
            <text:p>0,022</text:p>
          </table:table-cell>
          <table:table-cell table:formula="of:=[.H34]*[.H34]" office:value-type="float" office:value="0.000484000000000001" calcext:value-type="float">
            <text:p>0,000484</text:p>
          </table:table-cell>
          <table:table-cell table:formula="of:=[.$D$9]*([.$D$7]-(2*[.$D$6]*[.$D$6]*[.I34]))" office:value-type="float" office:value="135.52944" calcext:value-type="float">
            <text:p>135,52944</text:p>
          </table:table-cell>
          <table:table-cell table:formula="of:=MAX(MIN([.J34];255);0)" office:value-type="float" office:value="135.52944" calcext:value-type="float">
            <text:p>135,52944</text:p>
          </table:table-cell>
        </table:table-row>
        <table:table-row table:style-name="ro1">
          <table:table-cell table:number-columns-repeated="6"/>
          <table:table-cell table:formula="of:=[.G34]+[.$D$8]" office:value-type="float" office:value="0.028" calcext:value-type="float">
            <text:p>0,028</text:p>
          </table:table-cell>
          <table:table-cell table:formula="of:=MAX(0;[.G35]-[.$D$10])" office:value-type="float" office:value="0.023" calcext:value-type="float">
            <text:p>0,023</text:p>
          </table:table-cell>
          <table:table-cell table:formula="of:=[.H35]*[.H35]" office:value-type="float" office:value="0.000529000000000001" calcext:value-type="float">
            <text:p>0,000529</text:p>
          </table:table-cell>
          <table:table-cell table:formula="of:=[.$D$9]*([.$D$7]-(2*[.$D$6]*[.$D$6]*[.I35]))" office:value-type="float" office:value="124.42164" calcext:value-type="float">
            <text:p>124,42164</text:p>
          </table:table-cell>
          <table:table-cell table:formula="of:=MAX(MIN([.J35];255);0)" office:value-type="float" office:value="124.42164" calcext:value-type="float">
            <text:p>124,42164</text:p>
          </table:table-cell>
        </table:table-row>
        <table:table-row table:style-name="ro1">
          <table:table-cell table:number-columns-repeated="6"/>
          <table:table-cell table:formula="of:=[.G35]+[.$D$8]" office:value-type="float" office:value="0.029" calcext:value-type="float">
            <text:p>0,029</text:p>
          </table:table-cell>
          <table:table-cell table:formula="of:=MAX(0;[.G36]-[.$D$10])" office:value-type="float" office:value="0.024" calcext:value-type="float">
            <text:p>0,024</text:p>
          </table:table-cell>
          <table:table-cell table:formula="of:=[.H36]*[.H36]" office:value-type="float" office:value="0.000576000000000001" calcext:value-type="float">
            <text:p>0,000576</text:p>
          </table:table-cell>
          <table:table-cell table:formula="of:=[.$D$9]*([.$D$7]-(2*[.$D$6]*[.$D$6]*[.I36]))" office:value-type="float" office:value="112.82016" calcext:value-type="float">
            <text:p>112,82016</text:p>
          </table:table-cell>
          <table:table-cell table:formula="of:=MAX(MIN([.J36];255);0)" office:value-type="float" office:value="112.82016" calcext:value-type="float">
            <text:p>112,82016</text:p>
          </table:table-cell>
        </table:table-row>
        <table:table-row table:style-name="ro1">
          <table:table-cell table:number-columns-repeated="6"/>
          <table:table-cell table:formula="of:=[.G36]+[.$D$8]" office:value-type="float" office:value="0.03" calcext:value-type="float">
            <text:p>0,03</text:p>
          </table:table-cell>
          <table:table-cell table:formula="of:=MAX(0;[.G37]-[.$D$10])" office:value-type="float" office:value="0.025" calcext:value-type="float">
            <text:p>0,025</text:p>
          </table:table-cell>
          <table:table-cell table:formula="of:=[.H37]*[.H37]" office:value-type="float" office:value="0.000625000000000001" calcext:value-type="float">
            <text:p>0,000625</text:p>
          </table:table-cell>
          <table:table-cell table:formula="of:=[.$D$9]*([.$D$7]-(2*[.$D$6]*[.$D$6]*[.I37]))" office:value-type="float" office:value="100.725" calcext:value-type="float">
            <text:p>100,725</text:p>
          </table:table-cell>
          <table:table-cell table:formula="of:=MAX(MIN([.J37];255);0)" office:value-type="float" office:value="100.725" calcext:value-type="float">
            <text:p>100,725</text:p>
          </table:table-cell>
        </table:table-row>
        <table:table-row table:style-name="ro1">
          <table:table-cell table:number-columns-repeated="6"/>
          <table:table-cell table:formula="of:=[.G37]+[.$D$8]" office:value-type="float" office:value="0.031" calcext:value-type="float">
            <text:p>0,031</text:p>
          </table:table-cell>
          <table:table-cell table:formula="of:=MAX(0;[.G38]-[.$D$10])" office:value-type="float" office:value="0.026" calcext:value-type="float">
            <text:p>0,026</text:p>
          </table:table-cell>
          <table:table-cell table:formula="of:=[.H38]*[.H38]" office:value-type="float" office:value="0.000676000000000001" calcext:value-type="float">
            <text:p>0,000676</text:p>
          </table:table-cell>
          <table:table-cell table:formula="of:=[.$D$9]*([.$D$7]-(2*[.$D$6]*[.$D$6]*[.I38]))" office:value-type="float" office:value="88.1361599999998" calcext:value-type="float">
            <text:p>88,13616</text:p>
          </table:table-cell>
          <table:table-cell table:formula="of:=MAX(MIN([.J38];255);0)" office:value-type="float" office:value="88.1361599999998" calcext:value-type="float">
            <text:p>88,13616</text:p>
          </table:table-cell>
        </table:table-row>
        <table:table-row table:style-name="ro1">
          <table:table-cell table:number-columns-repeated="6"/>
          <table:table-cell table:formula="of:=[.G38]+[.$D$8]" office:value-type="float" office:value="0.032" calcext:value-type="float">
            <text:p>0,032</text:p>
          </table:table-cell>
          <table:table-cell table:formula="of:=MAX(0;[.G39]-[.$D$10])" office:value-type="float" office:value="0.027" calcext:value-type="float">
            <text:p>0,027</text:p>
          </table:table-cell>
          <table:table-cell table:formula="of:=[.H39]*[.H39]" office:value-type="float" office:value="0.000729000000000001" calcext:value-type="float">
            <text:p>0,000729</text:p>
          </table:table-cell>
          <table:table-cell table:formula="of:=[.$D$9]*([.$D$7]-(2*[.$D$6]*[.$D$6]*[.I39]))" office:value-type="float" office:value="75.0536399999997" calcext:value-type="float">
            <text:p>75,05364</text:p>
          </table:table-cell>
          <table:table-cell table:formula="of:=MAX(MIN([.J39];255);0)" office:value-type="float" office:value="75.0536399999997" calcext:value-type="float">
            <text:p>75,05364</text:p>
          </table:table-cell>
        </table:table-row>
        <table:table-row table:style-name="ro1">
          <table:table-cell table:number-columns-repeated="6"/>
          <table:table-cell table:formula="of:=[.G39]+[.$D$8]" office:value-type="float" office:value="0.033" calcext:value-type="float">
            <text:p>0,033</text:p>
          </table:table-cell>
          <table:table-cell table:formula="of:=MAX(0;[.G40]-[.$D$10])" office:value-type="float" office:value="0.028" calcext:value-type="float">
            <text:p>0,028</text:p>
          </table:table-cell>
          <table:table-cell table:formula="of:=[.H40]*[.H40]" office:value-type="float" office:value="0.000784000000000001" calcext:value-type="float">
            <text:p>0,000784</text:p>
          </table:table-cell>
          <table:table-cell table:formula="of:=[.$D$9]*([.$D$7]-(2*[.$D$6]*[.$D$6]*[.I40]))" office:value-type="float" office:value="61.4774399999997" calcext:value-type="float">
            <text:p>61,47744</text:p>
          </table:table-cell>
          <table:table-cell table:formula="of:=MAX(MIN([.J40];255);0)" office:value-type="float" office:value="61.4774399999997" calcext:value-type="float">
            <text:p>61,47744</text:p>
          </table:table-cell>
        </table:table-row>
        <table:table-row table:style-name="ro1">
          <table:table-cell table:number-columns-repeated="6"/>
          <table:table-cell table:formula="of:=[.G40]+[.$D$8]" office:value-type="float" office:value="0.034" calcext:value-type="float">
            <text:p>0,034</text:p>
          </table:table-cell>
          <table:table-cell table:formula="of:=MAX(0;[.G41]-[.$D$10])" office:value-type="float" office:value="0.029" calcext:value-type="float">
            <text:p>0,029</text:p>
          </table:table-cell>
          <table:table-cell table:formula="of:=[.H41]*[.H41]" office:value-type="float" office:value="0.000841000000000001" calcext:value-type="float">
            <text:p>0,000841</text:p>
          </table:table-cell>
          <table:table-cell table:formula="of:=[.$D$9]*([.$D$7]-(2*[.$D$6]*[.$D$6]*[.I41]))" office:value-type="float" office:value="47.4075599999997" calcext:value-type="float">
            <text:p>47,40756</text:p>
          </table:table-cell>
          <table:table-cell table:formula="of:=MAX(MIN([.J41];255);0)" office:value-type="float" office:value="47.4075599999997" calcext:value-type="float">
            <text:p>47,40756</text:p>
          </table:table-cell>
        </table:table-row>
        <table:table-row table:style-name="ro1">
          <table:table-cell table:number-columns-repeated="6"/>
          <table:table-cell table:formula="of:=[.G41]+[.$D$8]" office:value-type="float" office:value="0.035" calcext:value-type="float">
            <text:p>0,035</text:p>
          </table:table-cell>
          <table:table-cell table:formula="of:=MAX(0;[.G42]-[.$D$10])" office:value-type="float" office:value="0.03" calcext:value-type="float">
            <text:p>0,03</text:p>
          </table:table-cell>
          <table:table-cell table:formula="of:=[.H42]*[.H42]" office:value-type="float" office:value="0.000900000000000001" calcext:value-type="float">
            <text:p>0,0009</text:p>
          </table:table-cell>
          <table:table-cell table:formula="of:=[.$D$9]*([.$D$7]-(2*[.$D$6]*[.$D$6]*[.I42]))" office:value-type="float" office:value="32.8439999999997" calcext:value-type="float">
            <text:p>32,844</text:p>
          </table:table-cell>
          <table:table-cell table:formula="of:=MAX(MIN([.J42];255);0)" office:value-type="float" office:value="32.8439999999997" calcext:value-type="float">
            <text:p>32,844</text:p>
          </table:table-cell>
        </table:table-row>
        <table:table-row table:style-name="ro1">
          <table:table-cell table:number-columns-repeated="6"/>
          <table:table-cell table:formula="of:=[.G42]+[.$D$8]" office:value-type="float" office:value="0.036" calcext:value-type="float">
            <text:p>0,036</text:p>
          </table:table-cell>
          <table:table-cell table:formula="of:=MAX(0;[.G43]-[.$D$10])" office:value-type="float" office:value="0.031" calcext:value-type="float">
            <text:p>0,031</text:p>
          </table:table-cell>
          <table:table-cell table:formula="of:=[.H43]*[.H43]" office:value-type="float" office:value="0.000961000000000001" calcext:value-type="float">
            <text:p>0,000961</text:p>
          </table:table-cell>
          <table:table-cell table:formula="of:=[.$D$9]*([.$D$7]-(2*[.$D$6]*[.$D$6]*[.I43]))" office:value-type="float" office:value="17.7867599999996" calcext:value-type="float">
            <text:p>17,78676</text:p>
          </table:table-cell>
          <table:table-cell table:formula="of:=MAX(MIN([.J43];255);0)" office:value-type="float" office:value="17.7867599999996" calcext:value-type="float">
            <text:p>17,78676</text:p>
          </table:table-cell>
        </table:table-row>
        <table:table-row table:style-name="ro1">
          <table:table-cell table:number-columns-repeated="6"/>
          <table:table-cell table:formula="of:=[.G43]+[.$D$8]" office:value-type="float" office:value="0.037" calcext:value-type="float">
            <text:p>0,037</text:p>
          </table:table-cell>
          <table:table-cell table:formula="of:=MAX(0;[.G44]-[.$D$10])" office:value-type="float" office:value="0.032" calcext:value-type="float">
            <text:p>0,032</text:p>
          </table:table-cell>
          <table:table-cell table:formula="of:=[.H44]*[.H44]" office:value-type="float" office:value="0.001024" calcext:value-type="float">
            <text:p>0,001024</text:p>
          </table:table-cell>
          <table:table-cell table:formula="of:=[.$D$9]*([.$D$7]-(2*[.$D$6]*[.$D$6]*[.I44]))" office:value-type="float" office:value="2.23583999999952" calcext:value-type="float">
            <text:p>2,23584</text:p>
          </table:table-cell>
          <table:table-cell table:formula="of:=MAX(MIN([.J44];255);0)" office:value-type="float" office:value="2.23583999999952" calcext:value-type="float">
            <text:p>2,23584</text:p>
          </table:table-cell>
        </table:table-row>
        <table:table-row table:style-name="ro1">
          <table:table-cell table:number-columns-repeated="6"/>
          <table:table-cell table:formula="of:=[.G44]+[.$D$8]" office:value-type="float" office:value="0.038" calcext:value-type="float">
            <text:p>0,038</text:p>
          </table:table-cell>
          <table:table-cell table:formula="of:=MAX(0;[.G45]-[.$D$10])" office:value-type="float" office:value="0.033" calcext:value-type="float">
            <text:p>0,033</text:p>
          </table:table-cell>
          <table:table-cell table:formula="of:=[.H45]*[.H45]" office:value-type="float" office:value="0.001089" calcext:value-type="float">
            <text:p>0,001089</text:p>
          </table:table-cell>
          <table:table-cell table:formula="of:=[.$D$9]*([.$D$7]-(2*[.$D$6]*[.$D$6]*[.I45]))" office:value-type="float" office:value="-13.8087600000004" calcext:value-type="float">
            <text:p>-13,80876</text:p>
          </table:table-cell>
          <table:table-cell table:formula="of:=MAX(MIN([.J45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45]+[.$D$8]" office:value-type="float" office:value="0.039" calcext:value-type="float">
            <text:p>0,039</text:p>
          </table:table-cell>
          <table:table-cell table:formula="of:=MAX(0;[.G46]-[.$D$10])" office:value-type="float" office:value="0.034" calcext:value-type="float">
            <text:p>0,034</text:p>
          </table:table-cell>
          <table:table-cell table:formula="of:=[.H46]*[.H46]" office:value-type="float" office:value="0.001156" calcext:value-type="float">
            <text:p>0,001156</text:p>
          </table:table-cell>
          <table:table-cell table:formula="of:=[.$D$9]*([.$D$7]-(2*[.$D$6]*[.$D$6]*[.I46]))" office:value-type="float" office:value="-30.3470400000005" calcext:value-type="float">
            <text:p>-30,34704</text:p>
          </table:table-cell>
          <table:table-cell table:formula="of:=MAX(MIN([.J46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46]+[.$D$8]" office:value-type="float" office:value="0.04" calcext:value-type="float">
            <text:p>0,04</text:p>
          </table:table-cell>
          <table:table-cell table:formula="of:=MAX(0;[.G47]-[.$D$10])" office:value-type="float" office:value="0.035" calcext:value-type="float">
            <text:p>0,035</text:p>
          </table:table-cell>
          <table:table-cell table:formula="of:=[.H47]*[.H47]" office:value-type="float" office:value="0.001225" calcext:value-type="float">
            <text:p>0,001225</text:p>
          </table:table-cell>
          <table:table-cell table:formula="of:=[.$D$9]*([.$D$7]-(2*[.$D$6]*[.$D$6]*[.I47]))" office:value-type="float" office:value="-47.3790000000005" calcext:value-type="float">
            <text:p>-47,379</text:p>
          </table:table-cell>
          <table:table-cell table:formula="of:=MAX(MIN([.J47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47]+[.$D$8]" office:value-type="float" office:value="0.041" calcext:value-type="float">
            <text:p>0,041</text:p>
          </table:table-cell>
          <table:table-cell table:formula="of:=MAX(0;[.G48]-[.$D$10])" office:value-type="float" office:value="0.036" calcext:value-type="float">
            <text:p>0,036</text:p>
          </table:table-cell>
          <table:table-cell table:formula="of:=[.H48]*[.H48]" office:value-type="float" office:value="0.001296" calcext:value-type="float">
            <text:p>0,001296</text:p>
          </table:table-cell>
          <table:table-cell table:formula="of:=[.$D$9]*([.$D$7]-(2*[.$D$6]*[.$D$6]*[.I48]))" office:value-type="float" office:value="-64.9046400000005" calcext:value-type="float">
            <text:p>-64,90464</text:p>
          </table:table-cell>
          <table:table-cell table:formula="of:=MAX(MIN([.J48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48]+[.$D$8]" office:value-type="float" office:value="0.042" calcext:value-type="float">
            <text:p>0,042</text:p>
          </table:table-cell>
          <table:table-cell table:formula="of:=MAX(0;[.G49]-[.$D$10])" office:value-type="float" office:value="0.037" calcext:value-type="float">
            <text:p>0,037</text:p>
          </table:table-cell>
          <table:table-cell table:formula="of:=[.H49]*[.H49]" office:value-type="float" office:value="0.001369" calcext:value-type="float">
            <text:p>0,001369</text:p>
          </table:table-cell>
          <table:table-cell table:formula="of:=[.$D$9]*([.$D$7]-(2*[.$D$6]*[.$D$6]*[.I49]))" office:value-type="float" office:value="-82.9239600000006" calcext:value-type="float">
            <text:p>-82,92396</text:p>
          </table:table-cell>
          <table:table-cell table:formula="of:=MAX(MIN([.J49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49]+[.$D$8]" office:value-type="float" office:value="0.043" calcext:value-type="float">
            <text:p>0,043</text:p>
          </table:table-cell>
          <table:table-cell table:formula="of:=MAX(0;[.G50]-[.$D$10])" office:value-type="float" office:value="0.038" calcext:value-type="float">
            <text:p>0,038</text:p>
          </table:table-cell>
          <table:table-cell table:formula="of:=[.H50]*[.H50]" office:value-type="float" office:value="0.001444" calcext:value-type="float">
            <text:p>0,001444</text:p>
          </table:table-cell>
          <table:table-cell table:formula="of:=[.$D$9]*([.$D$7]-(2*[.$D$6]*[.$D$6]*[.I50]))" office:value-type="float" office:value="-101.436960000001" calcext:value-type="float">
            <text:p>-101,43696</text:p>
          </table:table-cell>
          <table:table-cell table:formula="of:=MAX(MIN([.J50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0]+[.$D$8]" office:value-type="float" office:value="0.044" calcext:value-type="float">
            <text:p>0,044</text:p>
          </table:table-cell>
          <table:table-cell table:formula="of:=MAX(0;[.G51]-[.$D$10])" office:value-type="float" office:value="0.039" calcext:value-type="float">
            <text:p>0,039</text:p>
          </table:table-cell>
          <table:table-cell table:formula="of:=[.H51]*[.H51]" office:value-type="float" office:value="0.001521" calcext:value-type="float">
            <text:p>0,001521</text:p>
          </table:table-cell>
          <table:table-cell table:formula="of:=[.$D$9]*([.$D$7]-(2*[.$D$6]*[.$D$6]*[.I51]))" office:value-type="float" office:value="-120.443640000001" calcext:value-type="float">
            <text:p>-120,44364</text:p>
          </table:table-cell>
          <table:table-cell table:formula="of:=MAX(MIN([.J51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1]+[.$D$8]" office:value-type="float" office:value="0.045" calcext:value-type="float">
            <text:p>0,045</text:p>
          </table:table-cell>
          <table:table-cell table:formula="of:=MAX(0;[.G52]-[.$D$10])" office:value-type="float" office:value="0.04" calcext:value-type="float">
            <text:p>0,04</text:p>
          </table:table-cell>
          <table:table-cell table:formula="of:=[.H52]*[.H52]" office:value-type="float" office:value="0.0016" calcext:value-type="float">
            <text:p>0,0016</text:p>
          </table:table-cell>
          <table:table-cell table:formula="of:=[.$D$9]*([.$D$7]-(2*[.$D$6]*[.$D$6]*[.I52]))" office:value-type="float" office:value="-139.944000000001" calcext:value-type="float">
            <text:p>-139,944</text:p>
          </table:table-cell>
          <table:table-cell table:formula="of:=MAX(MIN([.J52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2]+[.$D$8]" office:value-type="float" office:value="0.046" calcext:value-type="float">
            <text:p>0,046</text:p>
          </table:table-cell>
          <table:table-cell table:formula="of:=MAX(0;[.G53]-[.$D$10])" office:value-type="float" office:value="0.041" calcext:value-type="float">
            <text:p>0,041</text:p>
          </table:table-cell>
          <table:table-cell table:formula="of:=[.H53]*[.H53]" office:value-type="float" office:value="0.001681" calcext:value-type="float">
            <text:p>0,001681</text:p>
          </table:table-cell>
          <table:table-cell table:formula="of:=[.$D$9]*([.$D$7]-(2*[.$D$6]*[.$D$6]*[.I53]))" office:value-type="float" office:value="-159.938040000001" calcext:value-type="float">
            <text:p>-159,93804</text:p>
          </table:table-cell>
          <table:table-cell table:formula="of:=MAX(MIN([.J53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3]+[.$D$8]" office:value-type="float" office:value="0.047" calcext:value-type="float">
            <text:p>0,047</text:p>
          </table:table-cell>
          <table:table-cell table:formula="of:=MAX(0;[.G54]-[.$D$10])" office:value-type="float" office:value="0.042" calcext:value-type="float">
            <text:p>0,042</text:p>
          </table:table-cell>
          <table:table-cell table:formula="of:=[.H54]*[.H54]" office:value-type="float" office:value="0.001764" calcext:value-type="float">
            <text:p>0,001764</text:p>
          </table:table-cell>
          <table:table-cell table:formula="of:=[.$D$9]*([.$D$7]-(2*[.$D$6]*[.$D$6]*[.I54]))" office:value-type="float" office:value="-180.425760000001" calcext:value-type="float">
            <text:p>-180,42576</text:p>
          </table:table-cell>
          <table:table-cell table:formula="of:=MAX(MIN([.J54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4]+[.$D$8]" office:value-type="float" office:value="0.048" calcext:value-type="float">
            <text:p>0,048</text:p>
          </table:table-cell>
          <table:table-cell table:formula="of:=MAX(0;[.G55]-[.$D$10])" office:value-type="float" office:value="0.043" calcext:value-type="float">
            <text:p>0,043</text:p>
          </table:table-cell>
          <table:table-cell table:formula="of:=[.H55]*[.H55]" office:value-type="float" office:value="0.001849" calcext:value-type="float">
            <text:p>0,001849</text:p>
          </table:table-cell>
          <table:table-cell table:formula="of:=[.$D$9]*([.$D$7]-(2*[.$D$6]*[.$D$6]*[.I55]))" office:value-type="float" office:value="-201.407160000001" calcext:value-type="float">
            <text:p>-201,40716</text:p>
          </table:table-cell>
          <table:table-cell table:formula="of:=MAX(MIN([.J55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5]+[.$D$8]" office:value-type="float" office:value="0.049" calcext:value-type="float">
            <text:p>0,049</text:p>
          </table:table-cell>
          <table:table-cell table:formula="of:=MAX(0;[.G56]-[.$D$10])" office:value-type="float" office:value="0.044" calcext:value-type="float">
            <text:p>0,044</text:p>
          </table:table-cell>
          <table:table-cell table:formula="of:=[.H56]*[.H56]" office:value-type="float" office:value="0.001936" calcext:value-type="float">
            <text:p>0,001936</text:p>
          </table:table-cell>
          <table:table-cell table:formula="of:=[.$D$9]*([.$D$7]-(2*[.$D$6]*[.$D$6]*[.I56]))" office:value-type="float" office:value="-222.882240000001" calcext:value-type="float">
            <text:p>-222,88224</text:p>
          </table:table-cell>
          <table:table-cell table:formula="of:=MAX(MIN([.J56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6]+[.$D$8]" office:value-type="float" office:value="0.05" calcext:value-type="float">
            <text:p>0,05</text:p>
          </table:table-cell>
          <table:table-cell table:formula="of:=MAX(0;[.G57]-[.$D$10])" office:value-type="float" office:value="0.045" calcext:value-type="float">
            <text:p>0,045</text:p>
          </table:table-cell>
          <table:table-cell table:formula="of:=[.H57]*[.H57]" office:value-type="float" office:value="0.002025" calcext:value-type="float">
            <text:p>0,002025</text:p>
          </table:table-cell>
          <table:table-cell table:formula="of:=[.$D$9]*([.$D$7]-(2*[.$D$6]*[.$D$6]*[.I57]))" office:value-type="float" office:value="-244.851000000001" calcext:value-type="float">
            <text:p>-244,851</text:p>
          </table:table-cell>
          <table:table-cell table:formula="of:=MAX(MIN([.J57];255)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57]+[.$D$8]" office:value-type="float" office:value="0.051" calcext:value-type="float">
            <text:p>0,051</text:p>
          </table:table-cell>
          <table:table-cell table:formula="of:=MAX(0;[.G58]-[.$D$10])" office:value-type="float" office:value="0.046" calcext:value-type="float">
            <text:p>0,046</text:p>
          </table:table-cell>
          <table:table-cell table:formula="of:=[.H58]*[.H58]" office:value-type="float" office:value="0.002116" calcext:value-type="float">
            <text:p>0,002116</text:p>
          </table:table-cell>
          <table:table-cell table:formula="of:=[.$D$9]*([.$D$7]-(2*[.$D$6]*[.$D$6]*[.I58]))" office:value-type="float" office:value="-267.313440000001" calcext:value-type="float">
            <text:p>-267,31344</text:p>
          </table:table-cell>
          <table:table-cell table:formula="of:=MAX(MIN([.J58];255)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4:17:45.284999565</meta:creation-date>
    <dc:date>2017-09-18T00:17:08.626831486</dc:date>
    <meta:editing-duration>PT2H4M39S</meta:editing-duration>
    <meta:editing-cycles>7</meta:editing-cycles>
    <meta:generator>LibreOffice/5.1.6.2$Linux_X86_64 LibreOffice_project/10m0$Build-2</meta:generator>
    <meta:document-statistic meta:table-count="1" meta:cell-count="275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72cm" svg:height="9cm" xlink:href=".." xlink:type="simple" chart:class="chart:line" chart:style-name="ch1">
        <chart:legend chart:legend-position="end" svg:x="12.922cm" svg:y="4.201cm" style:legend-expansion="high" chart:style-name="ch2"/>
        <chart:plot-area chart:style-name="ch3" table:cell-range-address="Sheet1_2_2.K6:Sheet1_2_2.K56" chart:data-source-has-labels="row" svg:x="0.287cm" svg:y="0.18cm" svg:width="12.348cm" svg:height="8.64cm">
          <chartooo:coordinate-region svg:x="1.094cm" svg:y="0.379cm" svg:width="11.54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_2.K7:Sheet1_2_2.K56" chart:label-cell-address="Sheet1_2_2.K6:Sheet1_2_2.K6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Sheet1_2_2.K6:Sheet1_2_2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Sheet1_2_2.K7:Sheet1_2_2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.75316">
                <text:p>254.75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.01264">
                <text:p>254.01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.77844">
                <text:p>252.77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.05056">
                <text:p>251.05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.829">
                <text:p>248.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11376">
                <text:p>246.11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.90484">
                <text:p>242.90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.20224">
                <text:p>239.20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.00596">
                <text:p>235.00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.316">
                <text:p>230.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.13236">
                <text:p>225.13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.45504">
                <text:p>219.45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.28404">
                <text:p>213.28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.61936">
                <text:p>206.61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.461">
                <text:p>199.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.80896">
                <text:p>191.80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.66324">
                <text:p>183.66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.02384">
                <text:p>175.0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.89076">
                <text:p>165.89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.264">
                <text:p>156.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.14356">
                <text:p>146.14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.52944">
                <text:p>135.52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.42164">
                <text:p>124.42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.82016">
                <text:p>112.82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.725">
                <text:p>100.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1361599999998">
                <text:p>88.13615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.0536399999997">
                <text:p>75.053639999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.4774399999997">
                <text:p>61.4774399999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4075599999997">
                <text:p>47.40755999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8439999999997">
                <text:p>32.84399999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867599999996">
                <text:p>17.7867599999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3583999999952">
                <text:p>2.23583999999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